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Preformatted_20_Text" style:list-style-name="L2"/>
    <style:style style:name="P5" style:family="paragraph" style:parent-style-name="Preformatted_20_Text" style:list-style-name="L2">
      <style:paragraph-properties fo:margin-top="0in" fo:margin-bottom="0.1965in" style:contextual-spacing="false"/>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Preformatted_20_Text" style:list-style-name="L3">
      <style:paragraph-properties fo:margin-top="0in" fo:margin-bottom="0.1965in" style:contextual-spacing="false"/>
    </style:style>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T1" style:family="text">
      <style:text-properties officeooo:rsid="0007846c"/>
    </style:style>
    <style:style style:name="T2" style:family="text">
      <style:text-properties fo:font-weight="bold" officeooo:rsid="0007846c"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APDU Sniffer</text:span></text:span><text:span text:style-name="T2"> is a tool used to intercept and log the communication between a smartcard (like a SIM card) and a card reader. It captures the </text:span><text:span text:style-name="Strong_20_Emphasis"><text:span text:style-name="T1">APDU commands</text:span></text:span><text:span text:style-name="T2"> (Application Protocol Data Units) and responses that are exchanged during the interaction, allowing for detailed analysis of the data and processes between the card and the reader.</text:span></text:p>
      <text:h text:style-name="Heading_20_3" text:outline-level="3">Key Features of an APDU Sniffer:</text:h>
      <text:list text:style-name="L1">
        <text:list-item>
          <text:p text:style-name="P1"><text:span text:style-name="Strong_20_Emphasis">Intercept APDU Commands/Responses</text:span>: Capture the APDU commands being sent to the card and the responses received from it. </text:p>
        </text:list-item>
        <text:list-item>
          <text:p text:style-name="P1"><text:span text:style-name="Strong_20_Emphasis">Analyze Communication</text:span>: Examine the commands and responses to understand the interaction protocol, debug issues, or reverse engineer card functionality. </text:p>
        </text:list-item>
        <text:list-item>
          <text:p text:style-name="P2"><text:span text:style-name="Strong_20_Emphasis">Monitor Smart Card Interactions</text:span>: Useful for testing SIM cards, USIM cards, and other smartcards like banking cards, e-passports, and ID cards. </text:p>
        </text:list-item>
      </text:list>
      <text:h text:style-name="Heading_20_3" text:outline-level="3">Tools for APDU Sniffing</text:h>
      <text:list text:style-name="L2">
        <text:list-item>
          <text:p text:style-name="P3"><text:span text:style-name="Strong_20_Emphasis">PySIM</text:span>:</text:p>
          <text:list>
            <text:list-item>
              <text:p text:style-name="P3">While <text:span text:style-name="Strong_20_Emphasis">PySIM</text:span> does not specifically function as an APDU sniffer, it can be used to send and receive APDU commands, and you can manually log the communication to mimic sniffer functionality. </text:p>
            </text:list-item>
          </text:list>
          <text:p text:style-name="P3">Example of sending and logging APDU commands with <text:span text:style-name="Strong_20_Emphasis">PySIM</text:span>:</text:p>
          <text:p text:style-name="P4"><text:span text:style-name="Source_20_Text">from pysim.card import Card</text:span></text:p>
          <text:p text:style-name="P4"><text:span text:style-name="Source_20_Text">from pysim.reader import SerialReader</text:span></text:p>
          <text:p text:style-name="P4"><text:span text:style-name="Source_20_Text">from pysim import apdu</text:span></text:p>
          <text:p text:style-name="P4"/>
          <text:p text:style-name="P4"><text:span text:style-name="Source_20_Text">reader = SerialReader('/dev/ttyUSB0') <text:s/># Modify with your reader device</text:span></text:p>
          <text:p text:style-name="P4"><text:span text:style-name="Source_20_Text">card = Card(reader)</text:span></text:p>
          <text:p text:style-name="P4"/>
          <text:p text:style-name="P4"><text:span text:style-name="Source_20_Text"># Example APDU command to select the MF (Master File)</text:span></text:p>
          <text:p text:style-name="P4"><text:span text:style-name="Source_20_Text">apdu_command = apdu.Command(b'\x00\xA4\x00\x00\x02\x3F\x00')</text:span></text:p>
          <text:p text:style-name="P4"><text:span text:style-name="Source_20_Text">response = card.transmit(apdu_command)</text:span></text:p>
          <text:p text:style-name="P4"/>
          <text:p text:style-name="P4"><text:span text:style-name="Source_20_Text"># Log the APDU command and response</text:span></text:p>
          <text:p text:style-name="P4"><text:span text:style-name="Source_20_Text">print(f"Sent APDU Command: {apdu_command}")</text:span></text:p>
          <text:p text:style-name="P5"><text:span text:style-name="Source_20_Text">print(f"Received Response: {response}")</text:span></text:p>
        </text:list-item>
        <text:list-item>
          <text:p text:style-name="P3"><text:span text:style-name="Strong_20_Emphasis">Open Source APDU Sniffer Tools</text:span>:</text:p>
          <text:list>
            <text:list-item>
              <text:p text:style-name="P6"><text:span text:style-name="Strong_20_Emphasis">Wireshark</text:span> with <text:span text:style-name="Strong_20_Emphasis">Smart Card Protocol</text:span> Plugin: Wireshark can capture USB traffic between the card reader and your computer. You can use filters to focus on APDU traffic. For smartcards, you would need the USB traffic plugin that decodes smartcard protocols. </text:p>
              <text:list>
                <text:list-item>
                  <text:p text:style-name="P6"><text:span text:style-name="Strong_20_Emphasis">How to Use Wireshark for APDU Sniffing</text:span>: </text:p>
                  <text:list>
                    <text:list-item>
                      <text:p text:style-name="P6">Install Wireshark. </text:p>
                    </text:list-item>
                    <text:list-item>
                      <text:p text:style-name="P6">Start capturing traffic on the relevant USB interface. </text:p>
                    </text:list-item>
                    <text:list-item>
                      <text:p text:style-name="P6">Use filters like <text:span text:style-name="Source_20_Text">usb</text:span> to focus on USB smartcard communication. </text:p>
                    </text:list-item>
                    <text:list-item>
                      <text:p text:style-name="P6">Apply the <text:span text:style-name="Strong_20_Emphasis">Smart Card Protocol</text:span> dissector to see APDU commands/responses. </text:p>
                    </text:list-item>
                  </text:list>
                </text:list-item>
              </text:list>
            </text:list-item>
            <text:list-item>
              <text:p text:style-name="P6"><text:soft-page-break/><text:span text:style-name="Strong_20_Emphasis">ACR122U USB Reader and SDK</text:span>: This specific reader is often used with its SDK to develop custom applications or sniffers that log APDU traffic. Some readers come with built-in support for monitoring APDU commands. </text:p>
            </text:list-item>
          </text:list>
        </text:list-item>
        <text:list-item>
          <text:p text:style-name="P3"><text:span text:style-name="Strong_20_Emphasis">Smart Card Terminals with Sniffer Capabilities</text:span>: Some <text:span text:style-name="Strong_20_Emphasis">smartcard terminals</text:span> (like ACR122 or OmniKey readers) have built-in sniffer or monitoring modes that allow you to directly capture and log APDU commands.</text:p>
        </text:list-item>
      </text:list>
      <text:h text:style-name="Heading_20_3" text:outline-level="3">Example of Sniffing APDU with Wireshark:</text:h>
      <text:list text:style-name="L3">
        <text:list-item>
          <text:p text:style-name="P7"><text:span text:style-name="Strong_20_Emphasis">Install Wireshark</text:span>:</text:p>
          <text:p text:style-name="P8"><text:span text:style-name="Source_20_Text">sudo apt install wireshark</text:span></text:p>
        </text:list-item>
        <text:list-item>
          <text:p text:style-name="P7"><text:span text:style-name="Strong_20_Emphasis">Start Capturing Traffic</text:span>:</text:p>
          <text:list>
            <text:list-item>
              <text:p text:style-name="P9">Plug your smartcard reader into the USB port. </text:p>
            </text:list-item>
            <text:list-item>
              <text:p text:style-name="P9">Run Wireshark and start capturing on the interface corresponding to the USB connection. </text:p>
            </text:list-item>
          </text:list>
        </text:list-item>
        <text:list-item>
          <text:p text:style-name="P7"><text:span text:style-name="Strong_20_Emphasis">Filter the Traffic</text:span>: In Wireshark, use a filter to focus on the USB traffic:</text:p>
          <text:p text:style-name="P8"><text:span text:style-name="Source_20_Text">usb</text:span></text:p>
        </text:list-item>
        <text:list-item>
          <text:p text:style-name="P7"><text:span text:style-name="Strong_20_Emphasis">Analyze the Captured APDU Commands</text:span>: Once you have captured the traffic, you can examine the APDU commands and responses. Wireshark will help you decode the communication between the smartcard and the reader.</text:p>
        </text:list-item>
      </text:list>
      <text:h text:style-name="Heading_20_3" text:outline-level="3">Example Use Case:</text:h>
      <text:list text:style-name="L4">
        <text:list-item>
          <text:p text:style-name="P10"><text:span text:style-name="Strong_20_Emphasis">Debugging SIM Card Interactions</text:span>: If you're working with SIM cards or USIM profiles, you can use the APDU sniffer to capture the interactions between your application (or device) and the SIM card. By capturing these commands, you can identify any communication issues, security problems, or unauthorized actions. </text:p>
        </text:list-item>
      </text:list>
      <text:h text:style-name="Heading_20_3" text:outline-level="3">Conclusion:</text:h>
      <text:p text:style-name="Text_20_body">An <text:span text:style-name="Strong_20_Emphasis">APDU sniffer</text:span> is an essential tool for debugging and analyzing smartcard interactions, and it can be implemented using tools like Wireshark or custom scripts using PySIM. It allows you to intercept, log, and analyze APDU commands and responses for a better understanding of how a SIM card or smartcard communicates with the reader and system.</text:p>
      <text:p text:style-name="Text_20_body"><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7:33:30.742455315</meta:creation-date>
    <dc:date>2024-11-21T09:09:18.050038066</dc:date>
    <meta:editing-duration>PT1M19S</meta:editing-duration>
    <meta:editing-cycles>3</meta:editing-cycles>
    <meta:generator>LibreOffice/24.8.3.2$Linux_X86_64 LibreOffice_project/e14c9fdd1f585efcbb2c5363087a99d20928d522</meta:generator>
    <meta:document-statistic meta:table-count="0" meta:image-count="0" meta:object-count="0" meta:page-count="2" meta:paragraph-count="42" meta:word-count="575" meta:character-count="3690" meta:non-whitespace-character-count="3163"/>
  </office:meta>
</office:document-meta>
</file>